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.0417in" fo:margin-bottom="0.0417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</text:span><text:span text:style-name="T2"><text:line-break/></text:span><text:span text:style-name="T3">Unidad 11. Guía de estudio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1. Redes de computadoras</text:span></text:p>
      <text:list xml:id="list1838350307" text:style-name="WWNum2">
        <text:list-item>
          <text:p text:style-name="P16"><text:bookmark text:name="_dbh0n1vac4c8"/>Fecha</text:p>
        </text:list-item>
      </text:list>
      <text:p text:style-name="Standard">Desde 16/02/2026 a 22/03/2026. La duración de la unidad es de 5 semanas.</text:p>
      <text:list xml:id="list235257170187659" text:continue-numbering="true" text:style-name="WWNum2">
        <text:list-item>
          <text:p text:style-name="P16">Conocimientos previos</text:p>
        </text:list-item>
      </text:list>
      <text:p text:style-name="P6">Unidades anteriores, especialmente la Unidad 01 y la Unidad 07.</text:p>
      <text:list xml:id="list235258106318222" text:continue-numbering="true" text:style-name="WWNum2">
        <text:list-item>
          <text:p text:style-name="P16">Objetivos</text:p>
        </text:list-item>
      </text:list>
      <text:list xml:id="list3479001589" text:style-name="WWNum3">
        <text:list-item>
          <text:p text:style-name="P8">Aprender qué es una red informática.</text:p>
        </text:list-item>
        <text:list-item>
          <text:p text:style-name="P8">Conocer cómo se clasifican las redes.</text:p>
        </text:list-item>
        <text:list-item>
          <text:p text:style-name="P8">Conocer las diferentes topologías de red.</text:p>
        </text:list-item>
        <text:list-item>
          <text:p text:style-name="P8">Comprender qué son las capas y los protocolos.</text:p>
        </text:list-item>
        <text:list-item>
          <text:p text:style-name="P8">Entender la funcionalidad de cada una de las capas.</text:p>
        </text:list-item>
        <text:list-item>
          <text:p text:style-name="P8">Conocer la estructura de una dirección IP.</text:p>
        </text:list-item>
        <text:list-item>
          <text:p text:style-name="P8">Conocer las diferentes clases de redes.</text:p>
        </text:list-item>
        <text:list-item>
          <text:p text:style-name="P8"><text:soft-page-break/>Diferenciar entre direcciones públicas y privadas.</text:p>
        </text:list-item>
        <text:list-item>
          <text:p text:style-name="P8">Aprender a realizar subnetting.</text:p>
        </text:list-item>
        <text:list-item>
          <text:p text:style-name="P8">Aprender a crear tablas de enrutamiento estático.</text:p>
        </text:list-item>
        <text:list-item>
          <text:p text:style-name="P8">Conocer los distintos dispositivos de red.</text:p>
        </text:list-item>
      </text:list>
      <text:list xml:id="list235257207299960" text:continue-list="list235258106318222" text:style-name="WWNum2">
        <text:list-item>
          <text:p text:style-name="P16">Contenidos</text:p>
        </text:list-item>
      </text:list>
      <text:list xml:id="list2216029048" text:style-name="WWNum1">
        <text:list-item>
          <text:p text:style-name="P9">Qué es una red informática.</text:p>
        </text:list-item>
        <text:list-item>
          <text:p text:style-name="P9">Tipos de redes.</text:p>
        </text:list-item>
        <text:list-item>
          <text:p text:style-name="P9">Arquitectura de redes: topologías y capas.</text:p>
        </text:list-item>
        <text:list-item>
          <text:p text:style-name="P9">Capa de Internet.</text:p>
        </text:list-item>
        <text:list-item>
          <text:p text:style-name="P9">Componentes de hardware.</text:p>
        </text:list-item>
      </text:list>
      <text:list xml:id="list235256408264949" text:continue-list="list235257207299960" text:style-name="WWNum2">
        <text:list-item>
          <text:p text:style-name="P16">Actividades</text:p>
        </text:list-item>
      </text:list>
      <text:p text:style-name="P7">Las actividades no son evaluables, pero se recomienda encarecidamente intentar resolverlas.</text:p>
      <text:list xml:id="list235256389567640" text:continue-numbering="true" text:style-name="WWNum2">
        <text:list-item>
          <text:p text:style-name="P16">Recomendaciones<text:tab/></text:p>
        </text:list-item>
      </text:list>
      <text:p text:style-name="P10">Esta unidad es extensa. La primera parte es teórica y la segunda práctica; ambas son fundamentales. Probablemente sea una de las unidades más complejas del curso, por lo que es necesario estudiar muy bien los conceptos y practicar con los ejercicios para afianzar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1. Redes de computadoras</text:span></text:p>
      </style:header>
      <style:footer>
        <text:p text:style-name="MP4"><text:span text:style-name="MT1">CFGS DAM/DAW<text:tab/><text:tab/>Unidad 1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29" meta:character-count="1410" meta:non-whitespace-character-count="1232"/>
    <meta:generator>LibreOfficeDev/6.0.5.2$Linux_X86_64 LibreOffice_project/</meta:generator>
  </office:meta>
</office:document-meta>
</file>